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Century Schoolbook L" fo:font-size="9pt" style:text-underline-style="none" officeooo:rsid="0008f8a4" officeooo:paragraph-rsid="00013f37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08f8a4" officeooo:paragraph-rsid="00013f37" style:font-size-asian="9pt" style:font-size-complex="9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entury Schoolbook L" fo:font-size="9pt" style:text-underline-style="none" officeooo:rsid="0008f8a4" officeooo:paragraph-rsid="00013f37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3460af" officeooo:paragraph-rsid="00013f37" style:font-size-asian="9pt" style:font-size-complex="9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Century Schoolbook L" fo:font-size="9pt" style:text-underline-style="none" officeooo:rsid="003460af" officeooo:paragraph-rsid="00013f37" style:font-size-asian="9pt" style:font-size-complex="9pt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Century Schoolbook L" fo:font-size="9pt" style:text-underline-style="none" officeooo:rsid="003460af" officeooo:paragraph-rsid="00013f37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9pt" style:text-underline-style="none" officeooo:rsid="003a50fc" officeooo:paragraph-rsid="00013f37" style:font-size-asian="9pt" style:font-size-complex="9pt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Century Schoolbook L" fo:font-size="9pt" style:text-underline-style="none" officeooo:rsid="003a50fc" officeooo:paragraph-rsid="00013f37" style:font-size-asian="9pt" style:font-size-complex="9pt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Century Schoolbook L" fo:font-size="9pt" style:text-underline-style="none" officeooo:rsid="003a50fc" officeooo:paragraph-rsid="00013f37" style:font-size-asian="9pt" style:font-size-complex="9pt"/>
    </style:style>
    <style:style style:name="P10" style:family="paragraph" style:parent-style-name="Standard" style:list-style-name="L8">
      <style:paragraph-properties fo:text-align="start" style:justify-single-word="false"/>
      <style:text-properties style:font-name="Century Schoolbook L" fo:font-size="9pt" style:text-underline-style="none" officeooo:rsid="003a50fc" officeooo:paragraph-rsid="00013f37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9pt" style:text-underline-style="solid" style:text-underline-width="auto" style:text-underline-color="font-color" officeooo:rsid="0008f8a4" officeooo:paragraph-rsid="00013f3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entury Schoolbook L" fo:font-size="9pt" style:text-underline-style="solid" style:text-underline-width="auto" style:text-underline-color="font-color" officeooo:rsid="003a50fc" officeooo:paragraph-rsid="00013f37" style:font-size-asian="9pt" style:font-size-complex="9pt"/>
    </style:style>
    <style:style style:name="T1" style:family="text">
      <style:text-properties officeooo:rsid="00013f3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0daf"/>
    </style:style>
    <style:style style:name="T4" style:family="text">
      <style:text-properties style:text-underline-style="solid" style:text-underline-width="auto" style:text-underline-color="font-color" officeooo:rsid="003460af"/>
    </style:style>
    <style:style style:name="T5" style:family="text">
      <style:text-properties style:text-underline-style="solid" style:text-underline-width="auto" style:text-underline-color="font-color" officeooo:rsid="003a50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vert the following <text:s/>Decimal to Binary</text:p>
      <text:list xml:id="list8752371647685829401" text:style-name="L1">
        <text:list-item>
          <text:p text:style-name="P1">203<text:tab/><text:tab/><text:tab/><text:span text:style-name="T1">=<text:tab/>11001011</text:span></text:p>
        </text:list-item>
        <text:list-item>
          <text:p text:style-name="P1">111<text:tab/><text:tab/><text:tab/><text:span text:style-name="T1">=<text:tab/>1101111</text:span></text:p>
        </text:list-item>
        <text:list-item>
          <text:p text:style-name="P1">122<text:tab/><text:tab/><text:tab/><text:span text:style-name="T1">=<text:tab/>1111010</text:span></text:p>
        </text:list-item>
      </text:list>
      <text:p text:style-name="P11"/>
      <text:p text:style-name="P11">Convert the following <text:s/>Binary to Decimal</text:p>
      <text:list xml:id="list8316916606246314711" text:style-name="L2">
        <text:list-item>
          <text:p text:style-name="P3">10111<text:tab/><text:tab/><text:tab/><text:span text:style-name="T1">=<text:tab/>23</text:span></text:p>
        </text:list-item>
        <text:list-item>
          <text:p text:style-name="P3">111000<text:tab/><text:tab/><text:tab/><text:span text:style-name="T1">=<text:tab/>56</text:span></text:p>
        </text:list-item>
        <text:list-item>
          <text:p text:style-name="P3">1010111<text:tab/><text:tab/><text:tab/><text:span text:style-name="T1">=<text:tab/>87</text:span></text:p>
        </text:list-item>
      </text:list>
      <text:p text:style-name="P2"/>
      <text:p text:style-name="P2"><text:span text:style-name="T2">Convert the following <text:s/></text:span><text:span text:style-name="T3">Decimal </text:span><text:span text:style-name="T2"><text:s/>to </text:span><text:span text:style-name="T3">Hexadecimal</text:span></text:p>
      <text:list xml:id="list8277721518050525570" text:style-name="L3">
        <text:list-item>
          <text:p text:style-name="P5">456<text:tab/><text:tab/><text:tab/><text:span text:style-name="T1">=<text:tab/>1C8</text:span></text:p>
        </text:list-item>
        <text:list-item>
          <text:p text:style-name="P5">712<text:tab/><text:tab/><text:tab/><text:span text:style-name="T1">=<text:tab/>2C8</text:span></text:p>
        </text:list-item>
        <text:list-item>
          <text:p text:style-name="P5">986<text:tab/><text:tab/><text:tab/><text:span text:style-name="T1">=<text:tab/>3DA</text:span></text:p>
        </text:list-item>
      </text:list>
      <text:p text:style-name="P2"/>
      <text:p text:style-name="P2"><text:span text:style-name="T2">Convert the following <text:s/></text:span><text:span text:style-name="T4">Hexadecimal</text:span><text:span text:style-name="T2"> to </text:span><text:span text:style-name="T4">Decimal</text:span></text:p>
      <text:list xml:id="list2781202217495069492" text:style-name="L4">
        <text:list-item>
          <text:p text:style-name="P6">FACE<text:tab/><text:tab/><text:tab/><text:span text:style-name="T1">=<text:tab/>64206</text:span></text:p>
        </text:list-item>
        <text:list-item>
          <text:p text:style-name="P6">A94<text:tab/><text:tab/><text:tab/><text:span text:style-name="T1">=<text:tab/>2708</text:span></text:p>
        </text:list-item>
        <text:list-item>
          <text:p text:style-name="P6">B47<text:tab/><text:tab/><text:tab/><text:span text:style-name="T1">=<text:tab/>2887</text:span></text:p>
        </text:list-item>
      </text:list>
      <text:p text:style-name="P4"/>
      <text:p text:style-name="P2"><text:span text:style-name="T2">Convert the following <text:s/></text:span><text:span text:style-name="T5">Binary to Hexadecimal</text:span></text:p>
      <text:list xml:id="list5681526213225563883" text:style-name="L5">
        <text:list-item>
          <text:p text:style-name="P8">10110111111<text:tab/><text:tab/><text:span text:style-name="T1">=<text:tab/>5BF</text:span></text:p>
        </text:list-item>
        <text:list-item>
          <text:p text:style-name="P8">11111111111101<text:tab/><text:tab/><text:span text:style-name="T1">=<text:tab/>3FFD</text:span></text:p>
        </text:list-item>
        <text:list-item>
          <text:p text:style-name="P8">111101<text:tab/><text:tab/><text:tab/><text:span text:style-name="T1">=<text:tab/>3D</text:span></text:p>
        </text:list-item>
      </text:list>
      <text:p text:style-name="P7"/>
      <text:p text:style-name="P12">Find the one's compliment of the following</text:p>
      <text:list xml:id="list2856423156509663241" text:style-name="L7">
        <text:list-item>
          <text:p text:style-name="P9">1101110<text:tab/><text:tab/><text:tab/><text:span text:style-name="T1">=<text:tab/>0010001</text:span></text:p>
        </text:list-item>
        <text:list-item>
          <text:p text:style-name="P9">1111011<text:tab/><text:tab/><text:tab/><text:span text:style-name="T1">=<text:tab/>0000100</text:span></text:p>
          <text:p text:style-name="P9"/>
        </text:list-item>
      </text:list>
      <text:p text:style-name="P12">Find the two's compliment of the following(Considering 8 bits)</text:p>
      <text:list xml:id="list645986834041470119" text:style-name="L8">
        <text:list-item>
          <text:p text:style-name="P10">16<text:tab/><text:tab/><text:tab/><text:span text:style-name="T1">=<text:tab/>11110000</text:span></text:p>
        </text:list-item>
        <text:list-item>
          <text:p text:style-name="P10">-26<text:tab/><text:tab/><text:tab/><text:span text:style-name="T1">=<text:tab/>00011010</text:span></text:p>
        </text:list-item>
        <text:list-item>
          <text:p text:style-name="P10">-38<text:tab/><text:tab/><text:tab/><text:span text:style-name="T1">=<text:tab/>001001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5:40:12.089075974</meta:creation-date>
    <dc:date>2016-11-07T15:51:42.697063137</dc:date>
    <meta:editing-duration>P0D</meta:editing-duration>
    <meta:editing-cycles>1</meta:editing-cycles>
    <meta:document-statistic meta:table-count="0" meta:image-count="0" meta:object-count="0" meta:page-count="1" meta:paragraph-count="27" meta:word-count="126" meta:character-count="653" meta:non-whitespace-character-count="530"/>
    <meta:generator>LibreOffice/4.2.4.2$Linux_x86 LibreOffice_project/420m0$Build-2</meta:generator>
  </office:meta>
</office:document-meta>
</file>